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12cm"/>
    </style:style>
    <style:style style:name="co2" style:family="table-column">
      <style:table-column-properties fo:break-before="auto" style:column-width="3.501cm"/>
    </style:style>
    <style:style style:name="co3" style:family="table-column">
      <style:table-column-properties fo:break-before="auto" style:column-width="3.944cm"/>
    </style:style>
    <style:style style:name="co4" style:family="table-column">
      <style:table-column-properties fo:break-before="auto" style:column-width="6.886cm"/>
    </style:style>
    <style:style style:name="co5" style:family="table-column">
      <style:table-column-properties fo:break-before="auto" style:column-width="5.41cm"/>
    </style:style>
    <style:style style:name="co6" style:family="table-column">
      <style:table-column-properties fo:break-before="auto" style:column-width="5.5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Good_20_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5" style:family="table-cell" style:parent-style-name="Bad_20_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6" style:family="table-cell" style:parent-style-name="Good_20_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7" style:family="table-cell" style:parent-style-name="Neutral_20_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8" style:family="table-cell" style:parent-style-name="Neutral_20_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0" style:family="table-cell" style:parent-style-name="Bad_20_1" style:data-style-name="N0">
      <style:table-cell-properties style:glyph-orientation-vertical="0" fo:background-color="#00ff0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1" style:family="table-cell" style:parent-style-name="Check_20_Cell_20_1" style:data-style-name="N0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ta_extref" style:family="table">
      <style:table-properties table:display="false"/>
    </style:style>
  </office:automatic-styles>
  <office:body>
    <office:spreadsheet>
      <table:table table:name="Componen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7"/>
        </table:table-row>
        <table:table-row table:style-name="ro2">
          <table:table-cell table:style-name="ce1" office:value-type="string">
            <text:p>Group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Style</text:p>
          </table:table-cell>
          <table:table-cell table:style-name="ce3" office:value-type="string">
            <text:p>Tested</text:p>
          </table:table-cell>
          <table:table-cell table:style-name="ce1" office:value-type="string">
            <text:p>Resul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mponents</text:p>
          </table:table-cell>
          <table:table-cell office:value-type="string">
            <text:p>paintable: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Button</text:p>
          </table:table-cell>
          <table:table-cell/>
          <table:table-cell office:value-type="string">
            <text:p>Click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RichTextArea</text:p>
          </table:table-cell>
          <table:table-cell/>
          <table:table-cell office:value-type="string">
            <text:p>Add text</text:p>
          </table:table-cell>
          <table:table-cell table:style-name="ce5" office:value-type="string">
            <text:p>FAILED, no event recorded</text:p>
          </table:table-cell>
          <table:table-cell office:value-type="string">
            <text:p>Throws LOCATOR_DETECTION_FAILED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mark text -&gt; select formatting</text:p>
          </table:table-cell>
          <table:table-cell table:style-name="ce5" office:value-type="string">
            <text:p>FAILED, select event recorder but not text selection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Tree</text:p>
          </table:table-cell>
          <table:table-cell/>
          <table:table-cell office:value-type="string">
            <text:p>click item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ollapse/expand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select item (click)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ontext menu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Multiple select (click)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heckBox</text:p>
          </table:table-cell>
          <table:table-cell/>
          <table:table-cell office:value-type="string">
            <text:p>Click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DateField</text:p>
          </table:table-cell>
          <table:table-cell office:value-type="string">
            <text:p>Popup</text:p>
          </table:table-cell>
          <table:table-cell office:value-type="string">
            <text:p>Change date in textfield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Open popup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lose popup by clicking on button</text:p>
          </table:table-cell>
          <table:table-cell table:style-name="ce6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lose popup by clicking outside popup</text:p>
          </table:table-cell>
          <table:table-cell table:style-name="ce6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Select a date in the popup</text:p>
          </table:table-cell>
          <table:table-cell table:style-name="ce6" office:value-type="string">
            <text:p>OK</text:p>
          </table:table-cell>
          <table:table-cell table:style-name="ce11"/>
          <table:table-cell/>
        </table:table-row>
        <table:table-row table:style-name="ro3">
          <table:table-cell table:number-columns-repeated="3"/>
          <table:table-cell office:value-type="string">
            <text:p>Browsing year/month in popup</text:p>
          </table:table-cell>
          <table:table-cell table:style-name="ce6" office:value-type="string">
            <text:p>OK</text:p>
          </table:table-cell>
          <table:table-cell table:style-name="ce11"/>
          <table:table-cell/>
        </table:table-row>
        <table:table-row table:style-name="ro3">
          <table:table-cell table:number-columns-repeated="2"/>
          <table:table-cell office:value-type="string">
            <text:p>Inline/day resolution</text:p>
          </table:table-cell>
          <table:table-cell office:value-type="string">
            <text:p>Select a date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Browsing year/month</text:p>
          </table:table-cell>
          <table:table-cell table:style-name="ce6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Inline/ms resolution</text:p>
          </table:table-cell>
          <table:table-cell office:value-type="string">
            <text:p>Select a date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>
            <text:p>Select hour/minutes/secs/ms/ampm</text:p>
          </table:table-cell>
          <table:table-cell table:style-name="ce7" office:value-type="string">
            <text:p>Works but drop downs stay open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Browsing year/month</text:p>
          </table:table-cell>
          <table:table-cell table:style-name="ce6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omboBox/Select</text:p>
          </table:table-cell>
          <table:table-cell/>
          <table:table-cell office:value-type="string">
            <text:p>Open popup by clicking on icon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Selecting item in popup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Writing in filterselect</text:p>
          </table:table-cell>
          <table:table-cell table:style-name="ce6" office:value-type="string">
            <text:p>OK</text:p>
          </table:table-cell>
          <table:table-cell table:number-columns-repeated="2"/>
        </table:table-row>
        <table:table-row table:style-name="ro5">
          <table:table-cell table:number-columns-repeated="3"/>
          <table:table-cell office:value-type="string">
            <text:p>Selecting from popup using keyboard</text:p>
          </table:table-cell>
          <table:table-cell table:style-name="ce8" office:value-type="string">
            <text:p>Works on Firefox &amp; IE , but fails for Opera &amp; Safari (Opera should work like FF and Safari like IE)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lose popup by making it lose focus</text:p>
          </table:table-cell>
          <table:table-cell table:style-name="ce8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Enter text as new item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TextField</text:p>
          </table:table-cell>
          <table:table-cell/>
          <table:table-cell office:value-type="string">
            <text:p>Enter text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with input prompt</text:p>
          </table:table-cell>
          <table:table-cell office:value-type="string">
            <text:p>Enter text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sswordField</text:p>
          </table:table-cell>
          <table:table-cell/>
          <table:table-cell office:value-type="string">
            <text:p>Enter text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with input prompt</text:p>
          </table:table-cell>
          <table:table-cell office:value-type="string">
            <text:p>Enter text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TextArea</text:p>
          </table:table-cell>
          <table:table-cell/>
          <table:table-cell office:value-type="string">
            <text:p>Enter text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with input prompt</text:p>
          </table:table-cell>
          <table:table-cell office:value-type="string">
            <text:p>Enter text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6">
          <table:table-cell/>
          <table:table-cell office:value-type="string">
            <text:p>Notification</text:p>
          </table:table-cell>
          <table:table-cell/>
          <table:table-cell office:value-type="string">
            <text:p>Click to close</text:p>
          </table:table-cell>
          <table:table-cell table:style-name="ce7" office:value-type="string">
            <text:p>Recorded as xpath and works in a simple case. Unsure when multiple notifications are open.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>
            <text:p>Click on error notification or its close button to close</text:p>
          </table:table-cell>
          <table:table-cell table:style-name="ce5" office:value-type="string">
            <text:p>FAIL, no events recorded</text:p>
          </table:table-cell>
          <table:table-cell office:value-type="string">
            <text:p>Selenium doesn't get an onclick event when error notification is open.</text:p>
          </table:table-cell>
          <table:table-cell/>
        </table:table-row>
        <table:table-row table:style-name="ro4">
          <table:table-cell/>
          <table:table-cell office:value-type="string">
            <text:p>Embedded</text:p>
          </table:table-cell>
          <table:table-cell/>
          <table:table-cell office:value-type="string">
            <text:p>Click a link in an embedded web browser</text:p>
          </table:table-cell>
          <table:table-cell table:style-name="ce5" office:value-type="string">
            <text:p>FAIL, frame identified by PID that changes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>
            <text:p>TODO more embedded cases</text:p>
          </table:table-cell>
        </table:table-row>
        <table:table-row table:style-name="ro1">
          <table:table-cell/>
          <table:table-cell office:value-type="string">
            <text:p>Label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3">
          <table:table-cell/>
          <table:table-cell office:value-type="string">
            <text:p>Link</text:p>
          </table:table-cell>
          <table:table-cell/>
          <table:table-cell office:value-type="string">
            <text:p>Click on simple link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lick on link opening a new window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List/Select</text:p>
          </table:table-cell>
          <table:table-cell/>
          <table:table-cell office:value-type="string">
            <text:p>Selecting item in list by mouse click</text:p>
          </table:table-cell>
          <table:table-cell table:style-name="ce6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Selecting from list using arrow keys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Selecting by typing first letter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Multiselecting using shift-click</text:p>
          </table:table-cell>
          <table:table-cell table:style-name="ce6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Multiselecting using ctrl-click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NativeSelect</text:p>
          </table:table-cell>
          <table:table-cell/>
          <table:table-cell office:value-type="string">
            <text:p>Select using mouse</text:p>
          </table:table-cell>
          <table:table-cell table:style-name="ce6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Select using keyboard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Table</text:p>
          </table:table-cell>
          <table:table-cell/>
          <table:table-cell office:value-type="string">
            <text:p>Select a row/cell using mouse</text:p>
          </table:table-cell>
          <table:table-cell table:style-name="ce4" office:value-type="string">
            <text:p>OK</text:p>
          </table:table-cell>
          <table:table-cell/>
          <table:table-cell office:value-type="string">
            <text:p>recorded as click events</text:p>
          </table:table-cell>
        </table:table-row>
        <table:table-row table:style-name="ro3">
          <table:table-cell table:number-columns-repeated="3"/>
          <table:table-cell office:value-type="string">
            <text:p>Context menu</text:p>
          </table:table-cell>
          <table:table-cell table:style-name="ce10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Select from context menu</text:p>
          </table:table-cell>
          <table:table-cell table:style-name="ce10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lick table headers to sort</text:p>
          </table:table-cell>
          <table:table-cell table:style-name="ce5" office:value-type="string">
            <text:p>FAIL, no events recorded</text:p>
          </table:table-cell>
          <table:table-cell/>
          <table:table-cell office:value-type="string">
            <text:p>Depends on mousedown,mousemove,mouseup support aka DnD</text:p>
          </table:table-cell>
        </table:table-row>
        <table:table-row table:style-name="ro3">
          <table:table-cell table:number-columns-repeated="3"/>
          <table:table-cell office:value-type="string">
            <text:p>Drag table headers</text:p>
          </table:table-cell>
          <table:table-cell table:style-name="ce5" office:value-type="string">
            <text:p>FAIL, no events recorded</text:p>
          </table:table-cell>
          <table:table-cell/>
          <table:table-cell office:value-type="string">
            <text:p>Depends on mousedown,mousemove,mouseup support aka DnD</text:p>
          </table:table-cell>
        </table:table-row>
        <table:table-row table:style-name="ro4">
          <table:table-cell table:number-columns-repeated="3"/>
          <table:table-cell office:value-type="string">
            <text:p>collapse/expand columns</text:p>
          </table:table-cell>
          <table:table-cell table:style-name="ce5" office:value-type="string">
            <text:p>FAIL, recorded as xpath, does not work as IDs change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olumn resize</text:p>
          </table:table-cell>
          <table:table-cell table:style-name="ce5" office:value-type="string">
            <text:p>FAIL, no events recorded</text:p>
          </table:table-cell>
          <table:table-cell/>
          <table:table-cell office:value-type="string">
            <text:p>Depends on mousedown,mousemove,mouseup support aka DnD</text:p>
          </table:table-cell>
        </table:table-row>
        <table:table-row table:style-name="ro4">
          <table:table-cell table:number-columns-repeated="3"/>
          <table:table-cell office:value-type="string">
            <text:p>Click on a link in a table column</text:p>
          </table:table-cell>
          <table:table-cell table:style-name="ce5" office:value-type="string">
            <text:p>FAIL, click event recorded but nothing happens at replay</text:p>
          </table:table-cell>
          <table:table-cell table:number-columns-repeated="2"/>
        </table:table-row>
        <table:table-row table:style-name="ro6">
          <table:table-cell table:number-columns-repeated="3"/>
          <table:table-cell office:value-type="string">
            <text:p>Click/doubleclick on a table cell</text:p>
          </table:table-cell>
          <table:table-cell table:style-name="ce5" office:value-type="string">
            <text:p>FAIL, most of the time no events recorded, sometimes a click event</text:p>
          </table:table-cell>
          <table:table-cell/>
          <table:table-cell office:value-type="string">
            <text:p>Sampler table handling mouse events</text:p>
          </table:table-cell>
        </table:table-row>
        <table:table-row table:style-name="ro3">
          <table:table-cell table:number-columns-repeated="3"/>
          <table:table-cell office:value-type="string">
            <text:p>Scrolling a (lazy-loading) table</text:p>
          </table:table-cell>
          <table:table-cell table:style-name="ce4" office:value-type="string">
            <text:p>OK</text:p>
          </table:table-cell>
          <table:table-cell/>
          <table:table-cell office:value-type="string">
            <text:p>playback may in some situations fail, can be fixed by adding extra pause 300 command</text:p>
          </table:table-cell>
        </table:table-row>
        <table:table-row table:style-name="ro1">
          <table:table-cell table:number-columns-repeated="6"/>
          <table:table-cell office:value-type="string">
            <text:p>TODO: editable table, multiselects, …</text:p>
          </table:table-cell>
        </table:table-row>
        <table:table-row table:style-name="ro3">
          <table:table-cell/>
          <table:table-cell office:value-type="string">
            <text:p>TabSheet</text:p>
          </table:table-cell>
          <table:table-cell/>
          <table:table-cell office:value-type="string">
            <text:p>Selecting a tab with mouse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scrolling tab list</text:p>
          </table:table-cell>
          <table:table-cell table:style-name="ce4" office:value-type="string">
            <text:p>OK</text:p>
          </table:table-cell>
          <table:table-cell/>
          <table:table-cell office:value-type="string">
            <text:p>click events generated for scroll buttons</text:p>
          </table:table-cell>
        </table:table-row>
        <table:table-row table:style-name="ro3">
          <table:table-cell/>
          <table:table-cell office:value-type="string">
            <text:p>Accordion</text:p>
          </table:table-cell>
          <table:table-cell/>
          <table:table-cell office:value-type="string">
            <text:p>Selecting a tab with mouse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TwinColSelect</text:p>
          </table:table-cell>
          <table:table-cell/>
          <table:table-cell office:value-type="string">
            <text:p>Select items in left hand side list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Select items in right hand side list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Move items right button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Move items left button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SplitPanel</text:p>
          </table:table-cell>
          <table:table-cell/>
          <table:table-cell office:value-type="string">
            <text:p>Move splitter with mouse</text:p>
          </table:table-cell>
          <table:table-cell table:style-name="ce5" office:value-type="string">
            <text:p>FAIL, no events recorded</text:p>
          </table:table-cell>
          <table:table-cell/>
          <table:table-cell office:value-type="string">
            <text:p>Depends on mousedown,mousemove,mouseup support aka DnD</text:p>
          </table:table-cell>
        </table:table-row>
        <table:table-row table:style-name="ro3">
          <table:table-cell/>
          <table:table-cell office:value-type="string">
            <text:p>Slider</text:p>
          </table:table-cell>
          <table:table-cell/>
          <table:table-cell office:value-type="string">
            <text:p>Move slider with mouse click</text:p>
          </table:table-cell>
          <table:table-cell table:style-name="ce5" office:value-type="string">
            <text:p>FAIL, no events recorded</text:p>
          </table:table-cell>
          <table:table-cell/>
          <table:table-cell office:value-type="string">
            <text:p>Depends on mousedown,mousemove,mouseup support aka DnD</text:p>
          </table:table-cell>
        </table:table-row>
        <table:table-row table:style-name="ro4">
          <table:table-cell table:number-columns-repeated="3"/>
          <table:table-cell office:value-type="string">
            <text:p>Move slider with mouse drag</text:p>
          </table:table-cell>
          <table:table-cell table:style-name="ce5" office:value-type="string">
            <text:p>FAIL, click event recorded on the component</text:p>
          </table:table-cell>
          <table:table-cell/>
          <table:table-cell office:value-type="string">
            <text:p>Depends on mousedown,mousemove,mouseup support aka DnD</text:p>
          </table:table-cell>
        </table:table-row>
        <table:table-row table:style-name="ro1">
          <table:table-cell table:number-columns-repeated="6"/>
          <table:table-cell office:value-type="string">
            <text:p>TODO arrows, scroll bar</text:p>
          </table:table-cell>
        </table:table-row>
        <table:table-row table:style-name="ro3">
          <table:table-cell/>
          <table:table-cell office:value-type="string">
            <text:p>OptionGroup</text:p>
          </table:table-cell>
          <table:table-cell/>
          <table:table-cell office:value-type="string">
            <text:p>Select item with mouse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Move selection with arrow keys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MenuBar</text:p>
          </table:table-cell>
          <table:table-cell/>
          <table:table-cell office:value-type="string">
            <text:p>Open top-level menu with mouse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>
            <text:p>Select item inside a drop-down menu with mouse</text:p>
          </table:table-cell>
          <table:table-cell table:style-name="ce5" office:value-type="string">
            <text:p>FAIL, recorded as xpath, not found on playback</text:p>
          </table:table-cell>
          <table:table-cell table:number-columns-repeated="2"/>
        </table:table-row>
        <table:table-row table:style-name="ro6">
          <table:table-cell/>
          <table:table-cell office:value-type="string">
            <text:p>Upload</text:p>
          </table:table-cell>
          <table:table-cell/>
          <table:table-cell office:value-type="string">
            <text:p>Select a file to upload</text:p>
          </table:table-cell>
          <table:table-cell table:style-name="ce5" office:value-type="string">
            <text:p>FAIL, recorded as type event, browser does not allow setting the path as text on playback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PopupView</text:p>
          </table:table-cell>
          <table:table-cell/>
          <table:table-cell office:value-type="string">
            <text:p>Interact with components inside a popup view using the mouse</text:p>
          </table:table-cell>
          <table:table-cell table:style-name="ce5" office:value-type="string">
            <text:p>FAIL, events to components inside popupview recorded as xpath, element not found on playback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context menu (any location)</text:p>
          </table:table-cell>
          <table:table-cell table:number-columns-repeated="2"/>
          <table:table-cell table:style-name="ce5" office:value-type="string">
            <text:p>FAIL, recorded as xpath, does not work as IDs change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ce9"/>
          <table:table-cell table:number-columns-repeated="2"/>
        </table:table-row>
        <table:table-row table:style-name="ro1">
          <table:table-cell office:value-type="string">
            <text:p>containers:</text:p>
          </table:table-cell>
          <table:table-cell table:number-columns-repeated="3"/>
          <table:table-cell table:style-name="ce9"/>
          <table:table-cell table:number-columns-repeated="2"/>
        </table:table-row>
        <table:table-row table:style-name="ro3">
          <table:table-cell/>
          <table:table-cell office:value-type="string">
            <text:p>iwindow</text:p>
          </table:table-cell>
          <table:table-cell/>
          <table:table-cell office:value-type="string">
            <text:p>Close-click</text:p>
          </table:table-cell>
          <table:table-cell table:style-name="ce10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Scrolling</text:p>
          </table:table-cell>
          <table:table-cell table:style-name="ce10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Dragging</text:p>
          </table:table-cell>
          <table:table-cell table:style-name="ce5" office:value-type="string">
            <text:p>No event recorder</text:p>
          </table:table-cell>
          <table:table-cell/>
          <table:table-cell office:value-type="string">
            <text:p>Depends on mousedown,mousemove,mouseup support aka DnD</text:p>
          </table:table-cell>
        </table:table-row>
        <table:table-row table:style-name="ro3">
          <table:table-cell table:number-columns-repeated="3"/>
          <table:table-cell office:value-type="string">
            <text:p>Resizing</text:p>
          </table:table-cell>
          <table:table-cell table:style-name="ce5" office:value-type="string">
            <text:p>No event recorder</text:p>
          </table:table-cell>
          <table:table-cell/>
          <table:table-cell office:value-type="string">
            <text:p>Depends on mousedown,mousemove,mouseup support aka DnD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3">
          <table:table-cell/>
          <table:table-cell office:value-type="string">
            <text:p>iabsolutelayout</text:p>
          </table:table-cell>
          <table:table-cell/>
          <table:table-cell office:value-type="string">
            <text:p>No actions a user can perform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icustomlayout</text:p>
          </table:table-cell>
          <table:table-cell/>
          <table:table-cell office:value-type="string">
            <text:p>No actions a user can perform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iformlayout</text:p>
          </table:table-cell>
          <table:table-cell/>
          <table:table-cell office:value-type="string">
            <text:p>No actions a user can perform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igridlayout</text:p>
          </table:table-cell>
          <table:table-cell/>
          <table:table-cell office:value-type="string">
            <text:p>No actions a user can perform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ihorizontallayout</text:p>
          </table:table-cell>
          <table:table-cell/>
          <table:table-cell office:value-type="string">
            <text:p>No actions a user can perform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iverticallayout</text:p>
          </table:table-cell>
          <table:table-cell/>
          <table:table-cell office:value-type="string">
            <text:p>No actions a user can perfor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panel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Scrolling</text:p>
          </table:table-cell>
          <table:table-cell table:style-name="ce10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iurifragmentutility</text:p>
          </table:table-cell>
          <table:table-cell/>
          <table:table-cell office:value-type="string">
            <text:p>No actions a user can perform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iprogressindicator</text:p>
          </table:table-cell>
          <table:table-cell/>
          <table:table-cell office:value-type="string">
            <text:p>No actions a user can perform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iform</text:p>
          </table:table-cell>
          <table:table-cell/>
          <table:table-cell office:value-type="string">
            <text:p>No actions a user can perform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icustomcomponent</text:p>
          </table:table-cell>
          <table:table-cell/>
          <table:table-cell office:value-type="string">
            <text:p>No actions a user can perform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iview</text:p>
          </table:table-cell>
          <table:table-cell office:value-type="string">
            <text:p>shortcut keys?</text:p>
          </table:table-cell>
          <table:table-cell table:number-columns-repeated="2"/>
          <table:table-cell office:value-type="string">
            <text:p>Not recorded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>
            <text:p>actions</text:p>
          </table:table-cell>
          <table:table-cell table:number-columns-repeated="6"/>
        </table:table-row>
        <table:table-row table:style-name="ro1">
          <table:table-cell office:value-type="string">
            <text:p>click</text:p>
          </table:table-cell>
          <table:table-cell table:number-columns-repeated="6"/>
        </table:table-row>
        <table:table-row table:style-name="ro1">
          <table:table-cell office:value-type="string">
            <text:p>scroll</text:p>
          </table:table-cell>
          <table:table-cell table:number-columns-repeated="6"/>
        </table:table-row>
        <table:table-row table:style-name="ro1">
          <table:table-cell office:value-type="string">
            <text:p>enter text</text:p>
          </table:table-cell>
          <table:table-cell table:number-columns-repeated="6"/>
        </table:table-row>
        <table:table-row table:style-name="ro1">
          <table:table-cell office:value-type="string">
            <text:p>press key</text:p>
          </table:table-cell>
          <table:table-cell table:number-columns-repeated="6"/>
        </table:table-row>
        <table:table-row table:style-name="ro1">
          <table:table-cell office:value-type="string">
            <text:p>open context menu</text:p>
          </table:table-cell>
          <table:table-cell table:number-columns-repeated="6"/>
        </table:table-row>
        <table:table-row table:style-name="ro1" table:number-rows-repeated="6541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General" table:style-name="ta1" table:print="false">
        <table:table-column table:style-name="co7" table:default-cell-style-name="Default"/>
        <table:table-row table:style-name="ro1">
          <table:table-cell/>
        </table:table-row>
        <table:table-row table:style-name="ro1">
          <table:table-cell office:value-type="string">
            <text:p>Selenium IDE, non-last command selected: command inserted (sometimes?) at cursor but waitForITMillToolkit at end of the command list</text:p>
          </table:table-cell>
        </table:table-row>
        <table:table-row table:style-name="ro1" table:number-rows-repeated="65533">
          <table:table-cell/>
        </table:table-row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 table:number-rows-repeated="65535">
          <table:table-cell/>
        </table:table-row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/>
    </style:style>
    <style:style style:name="Output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" style:display-name="20% - Accent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" style:display-name="20% - Accent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" style:display-name="20% - Accent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" style:display-name="2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" style:display-name="20% - Accent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" style:display-name="20% - Accent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" style:display-name="40% - Accent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" style:display-name="40% - Accent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" style:display-name="40% - Accent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" style:display-name="4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" style:display-name="40% - Accent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" style:display-name="40% - Accent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" style:display-name="60% - Accent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" style:display-name="60% - Accent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" style:display-name="60% - Accent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" style:display-name="60% - 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" style:display-name="60% - 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" style:display-name="60% - Accent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" style:display-name="Accent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" style:display-name="Accent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" style:display-name="Accent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" style:display-name="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" style:display-name="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" style:display-name="Accent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1" style:display-name="Calculation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" style:display-name="Check Cell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1" style:display-name="Explanatory Text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1" style:display-name="Heading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1" style:display-name="Heading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" style:display-name="Heading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1" style:display-name="Input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" style:display-name="Linked Cell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035cm solid #c0c0c0"/>
    </style:style>
    <style:style style:name="Output_20_1" style:display-name="Output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1" style:display-name="Titl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1" style:display-name="Total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1" style:display-name="Warning Text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3">23.09.2009</text:date>, <text:time>13:5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rtur Signell</meta:initial-creator>
    <meta:creation-date>2009-04-23T13:18:38.09</meta:creation-date>
    <dc:date>2009-09-23T13:54:11.42</dc:date>
    <meta:editing-duration>PT31H38M59S</meta:editing-duration>
    <meta:editing-cycles>35</meta:editing-cycles>
    <meta:generator>OpenOffice.org/3.1$Win32 OpenOffice.org_project/310m11$Build-9399</meta:generator>
    <dc:creator>Mikael Grankvist</dc:creator>
    <meta:document-statistic meta:table-count="3" meta:cell-count="240" meta:object-count="0"/>
    <meta:user-defined meta:name="Info 1"/>
    <meta:user-defined meta:name="Info 2"/>
    <meta:user-defined meta:name="Info 3"/>
    <meta:user-defined meta:name="Info 4"/>
  </office:meta>
</office:document-meta>
</file>